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2" style:family="paragraph" style:parent-style-name="Standard" style:list-style-name="">
      <style:paragraph-properties style:text-autospace="none"/>
      <style:text-properties fo:color="#000000" style:font-name="Courier New" fo:font-size="14pt" fo:font-weight="bold" style:font-name-asian="Courier New" style:font-size-asian="14pt" style:font-weight-asian="bold" style:font-name-complex="Courier New" style:font-size-complex="14pt" style:font-weight-complex="bold"/>
    </style:style>
    <style:style style:name="P3" style:family="paragraph" style:parent-style-name="Standard" style:list-style-name="">
      <style:paragraph-properties style:text-autospace="none"/>
      <style:text-properties fo:color="#000000" style:font-name="Courier New" fo:font-size="12pt" style:font-name-asian="Courier New" style:font-size-asian="10pt" style:font-name-complex="Courier New" style:font-size-complex="10pt"/>
    </style:style>
    <style:style style:name="P4" style:family="paragraph" style:parent-style-name="Standard" style:list-style-name="">
      <style:paragraph-properties style:text-autospace="none"/>
      <style:text-properties fo:color="#000000" style:font-name="Courier New" fo:font-size="17pt" fo:font-weight="bold" style:font-name-asian="Courier New" style:font-size-asian="15pt" style:font-weight-asian="bold" style:font-name-complex="Courier New" style:font-size-complex="15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fo:font-size="14pt" fo:font-weight="bold" style:font-size-asian="14pt" style:font-weight-asian="bold" style:font-size-complex="14pt" style:font-weight-complex="bold"/>
    </style:style>
    <style:style style:name="P7" style:family="paragraph" style:parent-style-name="Standard" style:list-style-name="">
      <style:paragraph-properties style:text-autospace="none"/>
      <style:text-properties fo:font-size="12pt"/>
    </style:style>
    <style:style style:name="P8" style:family="paragraph" style:parent-style-name="Standard" style:list-style-name="">
      <style:paragraph-properties fo:margin-left="0.4925in" fo:margin-right="0in" fo:text-indent="0in" style:auto-text-indent="false" style:text-autospace="none"/>
      <style:text-properties fo:font-size="12pt"/>
    </style:style>
    <style:style style:name="P9" style:family="paragraph" style:parent-style-name="Standard" style:list-style-name="">
      <style:paragraph-properties fo:margin-left="0.4925in" fo:margin-right="0in" fo:text-indent="0in" style:auto-text-indent="false" style:text-autospace="none"/>
      <style:text-properties fo:color="#000000" style:font-name="Courier New" fo:font-size="12pt" style:font-name-asian="Courier New" style:font-size-asian="10pt" style:font-name-complex="Courier New" style:font-size-complex="10pt"/>
    </style:style>
    <style:style style:name="P10" style:family="paragraph" style:parent-style-name="Standard" style:list-style-name="">
      <style:paragraph-properties fo:margin-left="0in" fo:margin-right="0in" fo:text-indent="0in" style:auto-text-indent="false" style:text-autospace="none"/>
      <style:text-properties fo:color="#000000" style:font-name="Courier New" fo:font-size="12pt" style:font-name-asian="Courier New" style:font-size-asian="10pt" style:font-name-complex="Courier New" style:font-size-complex="10pt"/>
    </style:style>
    <style:style style:name="T1" style:family="text">
      <style:text-properties fo:color="#000000" style:font-name="Courier New" fo:font-size="10pt" style:font-name-asian="Courier New" style:font-size-asian="10pt" style:font-name-complex="Courier New" style:font-size-complex="10pt"/>
    </style:style>
    <style:style style:name="T2" style:family="text">
      <style:text-properties fo:color="#000000" style:font-name="Courier New" style:font-name-asian="Courier New" style:font-name-complex="Courier New"/>
    </style:style>
    <style:style style:name="T3" style:family="text">
      <style:text-properties fo:color="#000000" style:font-name="Courier New" style:font-name-asian="Courier New" style:font-size-asian="10pt" style:font-name-complex="Courier New" style:font-size-complex="10pt"/>
    </style:style>
    <style:style style:name="T4" style:family="text">
      <style:text-properties fo:color="#000000" style:font-name="Courier New" fo:font-style="italic" style:font-name-asian="Courier New" style:font-size-asian="10pt" style:font-style-asian="italic" style:font-name-complex="Courier New" style:font-size-complex="10pt" style:font-style-complex="italic"/>
    </style:style>
    <style:style style:name="T5" style:family="text">
      <style:text-properties fo:color="#000000" style:font-name="Courier New" fo:font-style="normal" style:font-name-asian="Courier New" style:font-size-asian="10pt" style:font-style-asian="normal" style:font-name-complex="Courier New" style:font-size-complex="10pt" style:font-style-complex="normal"/>
    </style:style>
    <style:style style:name="T6" style:family="text">
      <style:text-properties fo:color="#000000" style:text-position="sub 58%" style:font-name="Courier New" style:font-name-asian="Courier New" style:font-size-asian="10pt" style:font-name-complex="Courier New" style:font-size-complex="10pt"/>
    </style:style>
    <style:style style:name="T7" style:family="text">
      <style:text-properties fo:color="#000000" style:text-position="0% 100%" style:font-name="Courier New" style:font-name-asian="Courier New" style:font-size-asian="10pt" style:font-name-complex="Courier New" style:font-size-complex="10pt"/>
    </style:style>
    <style:style style:name="T8" style:family="text">
      <style:text-properties fo:color="#000000" style:text-position="0% 100%" style:font-name="Courier New" style:font-name-asian="Courier New" style:font-size-asian="10pt" style:font-name-complex="Courier New" style:font-size-complex="10pt"/>
    </style:style>
    <style:style style:name="T9" style:family="text">
      <style:text-properties fo:color="#000000" style:text-position="super 58%" style:font-name="Courier New" style:font-name-asian="Courier New" style:font-size-asian="10pt" style:font-name-complex="Courier New" style:font-size-complex="10pt"/>
    </style:style>
    <style:style style:name="T10" style:family="text">
      <style:text-properties fo:color="#ff0000"/>
    </style:style>
    <style:style style:name="T11" style:family="text">
      <style:text-properties fo:color="#ff0000" style:font-name="Courier New" style:font-name-asian="Courier New" style:font-size-asian="10pt" style:font-name-complex="Courier New" style:font-size-complex="10pt"/>
    </style:style>
    <style:style style:name="T12" style:family="text">
      <style:text-properties style:text-position="sub 58%"/>
    </style:style>
    <style:style style:name="T13" style:family="text">
      <style:text-properties style:text-position="0% 100%"/>
    </style:style>
    <style:style style:name="T14" style:family="text">
      <style:text-properties style:text-position="0% 100%" fo:font-style="italic" style:font-style-asian="italic" style:font-style-complex="italic"/>
    </style:style>
    <style:style style:name="T15" style:family="text">
      <style:text-properties style:text-position="super 58%"/>
    </style:style>
    <style:style style:name="T1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lock-circulant matrix package for Matlab</text:p>
      <text:p text:style-name="P1"/>
      <text:p text:style-name="P2">Introduction</text:p>
      <text:p text:style-name="P1"/>
      <text:p text:style-name="P3">Circulant matrices arise in many matrix problems where the underlying mathematical model has rotational symmetry. A circulant matrix has the structure:</text:p>
      <text:p text:style-name="P3"/>
      <text:p text:style-name="P3">Mat=[</text:p>
      <text:p text:style-name="P9">abcde</text:p>
      <text:p text:style-name="P9">eabcd</text:p>
      <text:p text:style-name="P9">deabc</text:p>
      <text:p text:style-name="P9">cdeab</text:p>
      <text:p text:style-name="P9">bcdea</text:p>
      <text:p text:style-name="P10">];</text:p>
      <text:p text:style-name="P3"/>
      <text:p text:style-name="P3">where a...e are numbers and the symmetry, <text:span text:style-name="T16">k</text:span>, is 5. Circulant matrices have simple eigenvectors: all are roots of unity times a constant: the kth value of the nth eigenvector is e<text:span text:style-name="T15">ink/N</text:span>, where k=0...N-1 and n=0...N-1. The structure of the eigenvectors suggests that there should be a DFT-based algorithm for performing matrix operations on circulant matrices.</text:p>
      <text:p text:style-name="P3"/>
      <text:p text:style-name="P3">In many problems, the problem representation is not a simple circulant matrix, but a <text:span text:style-name="T16">block-circulant</text:span> matrix. A block-circulant matrix is like the one above but with repeating submatrices, not just numbers:</text:p>
      <text:p text:style-name="P3"/>
      <text:p text:style-name="P3">Mat=[</text:p>
      <text:p text:style-name="P9">ABCDE</text:p>
      <text:p text:style-name="P9">EABCD</text:p>
      <text:p text:style-name="P9">DEABC</text:p>
      <text:p text:style-name="P9">CDEAB</text:p>
      <text:p text:style-name="P9">BCDEA</text:p>
      <text:p text:style-name="P3">];</text:p>
      <text:p text:style-name="P3"/>
      <text:p text:style-name="P3">Each of the A...E in the example (here, <text:span text:style-name="T16">k</text:span>=5) above is an <text:span text:style-name="T14">M</text:span> by <text:span text:style-name="T16">N</text:span> submatrix. This type of matrix arises in finite element, boundary element, tomography problems, etc. with cylindrical geometry. A typical boundary element problem for which this matrix package is designed would have an underlying block size on the order of <text:span text:style-name="T16">M</text:span>x<text:span text:style-name="T16">N</text:span> = 256 x 256 and a symmetry order of 512, i.e., a total size of 131072 x 131072 = 17 billion elements. The operations needed to invert this matrix would be O(2.25x10<text:span text:style-name="T15">15</text:span>)!</text:p>
      <text:p text:style-name="P3"/>
      <text:p text:style-name="P3">To perform many matrix operations on block-circulant matrices it is sufficient to think of the submatrices A...E as "playing cards" arranged as ABCDE. This uniquely specifies the block-circulant matrix. Then, "stack the cards" the way you would in a card deck. <text:soft-page-break/>This deck has dimensions <text:span text:style-name="T16">M</text:span> x <text:span text:style-name="T16">N</text:span> x <text:span text:style-name="T16">k</text:span>. Finally, perform an FFT in the dimension "through the deck": <text:span text:style-name="T16">fMat</text:span>=fft(<text:span text:style-name="T16">Mat</text:span>,[],3). <text:span text:style-name="T16">fMat</text:span> has the same dimensions as <text:span text:style-name="T16">Mat</text:span>.</text:p>
      <text:p text:style-name="P3"/>
      <text:p text:style-name="P3">With this transformed representation, many matrix operations (e.g., Matlab inv, mtimes) can be performed simply by performing the corresponding operation on each "card" of the deck (i.e., the transformed submatrices), then performing the inverse fft on the result. The speedup lies in the fact that the operation counts for these important operations <text:s/>are O(<text:span text:style-name="T16">kM</text:span>(<text:span text:style-name="T16">kN</text:span>)<text:span text:style-name="T15">2</text:span>) for the original matrix (= <text:span text:style-name="T14">k</text:span><text:span text:style-name="T15">3</text:span>O(<text:span text:style-name="T14">MN</text:span><text:span text:style-name="T15">2</text:span>)) while the operation count for the operations on the transformed matrix is <text:span text:style-name="T16">k</text:span>O(<text:span text:style-name="T16">MN</text:span><text:span text:style-name="T15">2</text:span>). This results in a reduction factor in the operation count of O(<text:span text:style-name="T14">2</text:span><text:span text:style-name="T15">k</text:span>)! For the above example (<text:span text:style-name="T16">M</text:span>=<text:span text:style-name="T16">N</text:span>=256 and <text:span text:style-name="T16">k</text:span>=512) this reduces the operation count to less than 9x10<text:span text:style-name="T15">9</text:span>; at a Gflop/sec, this is the difference between months vs. minutes of compute time for a matrix multiply or matrix inverse. Note that for <text:span text:style-name="T16">k</text:span>=power of 2 the ffts require an insignificant O(<text:span text:style-name="T16">MNk</text:span>*ln<text:span text:style-name="T12">2</text:span>(<text:span text:style-name="T14">k</text:span>)) operations. For highly composite <text:span text:style-name="T16">k</text:span>, the speedup over the DFT is still significant; even for prime <text:span text:style-name="T16">k</text:span>, the DFT-related operations are still a small part of the overall operations count.</text:p>
      <text:p text:style-name="P1"/>
      <text:p text:style-name="P2">Matlab implementation</text:p>
      <text:p text:style-name="P1"/>
      <text:p text:style-name="P3">The package is built around the BlockCirculant object:</text:p>
      <text:p text:style-name="P3"/>
      <text:p text:style-name="P3">Mat=BlockCirculant(Slice,k).</text:p>
      <text:p text:style-name="P3"/>
      <text:p text:style-name="P3">In the example above, Slice is a single "row slice" of a block-circulant matrix (e.g., m=ABCD). The matrix can be single or double, real or complex. The constructor stores the data and its symmetry order as a BlockCirculant object, Mat.</text:p>
      <text:p text:style-name="P3"/>
      <text:p text:style-name="P3">For example, if the individual block size is MxN=4x3 and the symmetry order <text:span text:style-name="T16">k</text:span> is 4, the size of matrix Mat would be 4x12. This would represent a matrix ABCD where A, B, C, and D are 4x3. The matrix object would be the compact representation of a 16x12 block-circulant matrix. The usual NxN <text:s/>circulant matrix (shown at the beginning of the introduction) used in convolutions, etc., would have a block size of 1x1 and would be created by Mat=BlockCirculant(m,length(m)), where m is a matrix with dimension 1x<text:span text:style-name="T16">M</text:span>.</text:p>
      <text:p text:style-name="P3"/>
      <text:p text:style-name="P3">Below is an example of a large random block circulant matrix with <text:span text:style-name="T16">M</text:span>=<text:span text:style-name="T16">N</text:span>=128 and <text:span text:style-name="T16">k</text:span>=128. The actual underlying matrix, <text:span text:style-name="T16">A</text:span>, would be 16384 by 16384 elements. BlockCirculant object methods are in red.</text:p>
      <text:p text:style-name="P3"/>
      <text:p text:style-name="P3">&gt;&gt; k=128;A=<text:span text:style-name="T10">BlockCirculant</text:span>(rand(k,k^2),k);</text:p>
      <text:p text:style-name="P3">&gt;&gt; A</text:p>
      <text:p text:style-name="P3">A = </text:p>
      <text:p text:style-name="P3"><text:s text:c="2"/>BlockCirculant</text:p>
      <text:p text:style-name="P3"/>
      <text:p text:style-name="P3"><text:soft-page-break/><text:s text:c="2"/>Properties:</text:p>
      <text:p text:style-name="P3"><text:s text:c="7"/>value: [128x16384 double]</text:p>
      <text:p text:style-name="P3"><text:s text:c="4"/>symmetry: 128</text:p>
      <text:p text:style-name="P3">&gt;&gt; tic,B=<text:span text:style-name="T10">inv</text:span>(A);toc %invert</text:p>
      <text:p text:style-name="P3">Elapsed time is 0.645901 seconds.</text:p>
      <text:p text:style-name="P3">&gt;&gt; tic,B1=inv(<text:span text:style-name="T10">double</text:span>(A));toc %convert to full matrix and invert</text:p>
      <text:p text:style-name="P3">Elapsed time is 384.165892 seconds.</text:p>
      <text:p text:style-name="P7"><text:span text:style-name="T3"/></text:p>
      <text:p text:style-name="P7"><text:span text:style-name="T3">Note that the speedup for this problem is ~600.</text:span></text:p>
      <text:p text:style-name="P7"><text:span text:style-name="T3"/></text:p>
      <text:p text:style-name="P7"><text:span text:style-name="T3">Here is an example showing the internal structure of a small block-circulant matrix:</text:span></text:p>
      <text:p text:style-name="P7"><text:span text:style-name="T3"/></text:p>
      <text:p text:style-name="P7"><text:span text:style-name="T3">&gt;&gt; k=2;</text:span></text:p>
      <text:p text:style-name="P7"><text:span text:style-name="T3">&gt;&gt; A=</text:span><text:span text:style-name="T11">BlockCirculant</text:span><text:span text:style-name="T3">(rand(k,k^2),k);</text:span></text:p>
      <text:p text:style-name="P7"><text:span text:style-name="T3"/></text:p>
      <text:p text:style-name="P7"><text:span text:style-name="T3">&gt;&gt; </text:span><text:span text:style-name="T11">unpack</text:span><text:span text:style-name="T3">(A)</text:span></text:p>
      <text:p text:style-name="P7"><text:span text:style-name="T3">ans =</text:span></text:p>
      <text:p text:style-name="P7"><text:span text:style-name="T3"><text:s text:c="6"/>0.15541 <text:s text:c="5"/>0.82805 <text:s text:c="5"/>0.13432 <text:s text:c="6"/>0.4258</text:span></text:p>
      <text:p text:style-name="P7"><text:span text:style-name="T3"><text:s text:c="5"/>0.050059 <text:s text:c="4"/>0.014199 <text:s text:c="5"/>0.52641 <text:s text:c="5"/>0.68018</text:span></text:p>
      <text:p text:style-name="P7"><text:span text:style-name="T3">&gt;&gt; </text:span><text:span text:style-name="T11">double</text:span><text:span text:style-name="T3">(A)</text:span></text:p>
      <text:p text:style-name="P7"><text:span text:style-name="T3">ans =</text:span></text:p>
      <text:p text:style-name="P7"><text:span text:style-name="T3"><text:s text:c="6"/>0.15541 <text:s text:c="5"/>0.82805 <text:s text:c="5"/>0.13432 <text:s text:c="6"/>0.4258</text:span></text:p>
      <text:p text:style-name="P7"><text:span text:style-name="T3"><text:s text:c="5"/>0.050059 <text:s text:c="4"/>0.014199 <text:s text:c="5"/>0.52641 <text:s text:c="5"/>0.68018</text:span></text:p>
      <text:p text:style-name="P7"><text:span text:style-name="T3"><text:s text:c="6"/>0.13432 <text:s text:c="6"/>0.4258 <text:s text:c="5"/>0.15541 <text:s text:c="5"/>0.82805</text:span></text:p>
      <text:p text:style-name="P7"><text:span text:style-name="T3"><text:s text:c="6"/>0.52641 <text:s text:c="5"/>0.68018 <text:s text:c="4"/>0.050059 <text:s text:c="4"/>0.014199</text:span></text:p>
      <text:p text:style-name="P7"><text:span text:style-name="T3">&gt;&gt; A</text:span></text:p>
      <text:p text:style-name="P7"><text:span text:style-name="T3">A = </text:span></text:p>
      <text:p text:style-name="P7"><text:span text:style-name="T3"><text:s text:c="2"/>BlockCirculant</text:span></text:p>
      <text:p text:style-name="P7"><text:span text:style-name="T3"/></text:p>
      <text:p text:style-name="P7"><text:span text:style-name="T3"><text:s text:c="2"/>Properties:</text:span></text:p>
      <text:p text:style-name="P7"><text:span text:style-name="T3"><text:s text:c="7"/>value: [2x4 double]</text:span></text:p>
      <text:p text:style-name="P7"><text:span text:style-name="T3"><text:s text:c="4"/>symmetry: 2</text:span></text:p>
      <text:p text:style-name="P7"><text:span text:style-name="T3"/></text:p>
      <text:p text:style-name="P7"><text:span text:style-name="T3">Note the three methods: </text:span><text:span text:style-name="T4">BlockCirculant</text:span><text:span text:style-name="T3"> (the constructor), </text:span><text:span text:style-name="T4">unpack</text:span><text:span text:style-name="T3"> (the internal representation of the data), and </text:span><text:span text:style-name="T4">double</text:span><text:span text:style-name="T3"> (used to give the full matrix).</text:span></text:p>
      <text:p text:style-name="P7"><text:span text:style-name="T3"/></text:p>
      <text:p text:style-name="P7"><text:span text:style-name="T3">Here is a full list of the methods:</text:span></text:p>
      <text:p text:style-name="P7"><text:span text:style-name="T3"/></text:p>
      <text:p text:style-name="P7"><text:span text:style-name="T3">&gt;&gt; methods(A)</text:span></text:p>
      <text:p text:style-name="P7"><text:span text:style-name="T3"/></text:p>
      <text:p text:style-name="P7"><text:span text:style-name="T3">Methods for class BlockCirculant:</text:span></text:p>
      <text:p text:style-name="P7"><text:span text:style-name="T3"/></text:p>
      <text:p text:style-name="P7"><text:span text:style-name="T3">BlockCirculant <text:s/>horzcat <text:s text:c="8"/>mtimes <text:s text:c="9"/>subsasgn <text:s text:c="7"/>unpack <text:s text:c="9"/>ctranspose <text:s text:c="5"/>inv <text:s text:c="12"/>pinv <text:s text:c="11"/>subsref <text:s text:c="8"/>uplus <text:s text:c="10"/>double <text:s text:c="9"/>minus <text:s text:c="10"/></text:span></text:p>
      <text:p text:style-name="P7"><text:span text:style-name="T3">plus <text:s text:c="11"/>transpose <text:s text:c="6"/>vertcat <text:s text:c="8"/>end <text:s text:c="12"/>mldivide <text:s text:c="7"/>submatrix <text:s text:c="6"/>uminus <text:s text:c="9"/></text:span></text:p>
      <text:p text:style-name="P7"><text:soft-page-break/><text:span text:style-name="T3"/></text:p>
      <text:p text:style-name="P7"><text:span text:style-name="T3">The BlockCirculant source code has comments clarifying the use of the above methods. The purely arithmetic operations are straightforward, but the subscripting and concatenation require some explanation:</text:span></text:p>
      <text:p text:style-name="P7"><text:span text:style-name="T3"/></text:p>
      <text:p text:style-name="P8"><text:span text:style-name="T3">1. horzcat - two block-circulant matrices can be concatenated and produce a block-circulant matrix if the submatrices are concatenated instead of simply appending one matrix to the end of the other:</text:span></text:p>
      <text:p text:style-name="P8"><text:span text:style-name="T3"/></text:p>
      <text:p text:style-name="P8"><text:span text:style-name="T3">M1=BlockCirculant([A B C D],k);</text:span></text:p>
      <text:p text:style-name="P8"><text:span text:style-name="T3">M2=BlockCirculant([a b c d],k);</text:span></text:p>
      <text:p text:style-name="P8"><text:span text:style-name="T3">M=horzcat(M1,M2) &lt;=&gt; M=BlockCirculant([A a B b C c D d],k);</text:span></text:p>
      <text:p text:style-name="P8"><text:span text:style-name="T3"/></text:p>
      <text:p text:style-name="P8"><text:span text:style-name="T3">and similarly for vertcat. When building up matrices this way it is important to match the ordering of the columns with the ordering of a row matrix to be multiplied, etc. by the matrix M (e.g., x=[X Y]\b requires the corresponding interleaved row ordering of the elements of x).</text:span></text:p>
      <text:p text:style-name="P8"><text:span text:style-name="T3"/></text:p>
      <text:p text:style-name="P8"><text:span text:style-name="T3">2. subsref, subsasgn - the indices in A(r1:r2,c1:c2) can only range over the size of the underlying matrix slice. The result is a block-circulant matrix.</text:span></text:p>
      <text:p text:style-name="P7"><text:span text:style-name="T3"/></text:p>
      <text:p text:style-name="P8"><text:span text:style-name="T3">3. iscirculant(A,k,tol) - function included to check if a matrix is block circulant within a certain tolerance. If a matrix is approximately circulant, a quick solution to Ax=b can be implemented by "polishing" the inverse found by using the circulant approximation A</text:span><text:span text:style-name="T6">c</text:span><text:span text:style-name="T3"> to solve x=A</text:span><text:span text:style-name="T6">c</text:span><text:span text:style-name="T3">\b, substituting x into b=Ax then iterating on the error. See </text:span><text:span text:style-name="T4">Numerical Recipes</text:span><text:span text:style-name="T3"> for details. Fast convergence depends on the eigenvalues of <text:s text:c="6"/>(I-A</text:span><text:span text:style-name="T6">c</text:span><text:span text:style-name="T9">-1</text:span><text:span text:style-name="T3">*A) being close to 0.</text:span></text:p>
      <text:p text:style-name="P7"><text:span text:style-name="T3"/></text:p>
      <text:p text:style-name="P6"><text:span text:style-name="T2">Test program</text:span></text:p>
      <text:p text:style-name="P7"><text:span text:style-name="T3"/></text:p>
      <text:p text:style-name="P7"><text:span text:style-name="T3">The test program </text:span><text:span text:style-name="T4">test_BlockCirculant</text:span><text:span text:style-name="T5"> checks the accuracy of supported matrix operations. It is bundled in the object's directory.</text:span></text:p>
      <text:p text:style-name="P5"><text:span text:style-name="T1"/></text:p>
      <text:p text:style-name="P6"><text:span text:style-name="T2">Application Notes</text:span></text:p>
      <text:p text:style-name="P5"><text:span text:style-name="T1"/></text:p>
      <text:p text:style-name="P7"><text:span text:style-name="T3">The full power of block circulant matrices comes into play when used to solve problems where the underlying problem geometry has cylindrical symmetry but the actual input data does not. For example, a typical boundary element problem solution reduces to A*x=b, or x=A\b. In this problem, the matrix A describes the interactions of the boundary elements of the geometry, and is thus block-circulant, while b is typically an arbitrary distribution on the surface (e.g., in an acoustics problem b might be surface velocity which can be freely specified; solving for x gives pressure on the surface). In </text:span><text:soft-page-break/><text:span text:style-name="T3">this case, b and x are not circulant, but the speedup is large because the fft formulation still applies to both A and b. The fft of b which is done during the "\" operation can best be thought of expressing b in complex exponential basis functions b</text:span><text:span text:style-name="T6">n</text:span><text:span text:style-name="T7">, where n=0...k-1. This suggests the interpretation of the ffts of A as expansion in complex angular modes of the original physical problem.</text:span></text:p>
      <text:p text:style-name="P7"><text:span text:style-name="T7"/></text:p>
      <text:p text:style-name="P7"><text:span text:style-name="T7">In an axial tomography problem, the A matrix would represent the effect of small interior regions (in cylindrical geometry) on a beam in a given direction from source to detector. Since the problem is constructed to have circular symmetry (e.g., rotate the source/target while generating the beams), the matrix is block circulant. In this case, b is the vector of detectors' responses to probe beams at each of k symmetric positions and x is the vector of blocking strengths for (r,</text:span><text:span text:style-name="T7">θ</text:span><text:span text:style-name="T7">) elements within the circular region of inte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Forsythe</meta:initial-creator>
    <meta:creation-date>2011-03-30T11:57:53.97</meta:creation-date>
    <dc:date>2011-04-02T12:51:44.70</dc:date>
    <dc:creator>Steve Forsythe</dc:creator>
    <meta:editing-duration>PT72H08M15S</meta:editing-duration>
    <meta:editing-cycles>11</meta:editing-cycles>
    <meta:generator>OpenOffice.org/3.2$Win32 OpenOffice.org_project/320m18$Build-9502</meta:generator>
    <meta:printed-by>Steve Forsythe</meta:printed-by>
    <meta:print-date>2011-04-02T12:50:45.71</meta:print-date>
    <meta:document-statistic meta:table-count="0" meta:image-count="0" meta:object-count="0" meta:page-count="5" meta:paragraph-count="78" meta:word-count="1274" meta:character-count="8317"/>
  </office:meta>
</office:document-meta>
</file>